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Roboto" svg:font-family="Roboto, 'segoe ui', Helvetica, Arial, sans-serif, 'apple color emoji', 'segoe ui emoji', 'segoe ui symbol'" style:font-charset="x-symbol"/>
    <style:font-face style:name="Monaco" svg:font-family="Monaco, Menlo, 'ubuntu mono', Consolas, source-code-pro, monospace, 'courier new'"/>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4">
      <style:paragraph-properties fo:margin-top="0.198cm" fo:margin-bottom="0.198cm" loext:contextual-spacing="false" fo:line-height="110%" fo:orphans="2" fo:widows="2"/>
      <style:text-properties fo:font-variant="normal" fo:text-transform="none" fo:color="#29303b" style:font-name="Roboto" fo:font-size="13.3999996185303pt" fo:letter-spacing="normal" fo:font-style="normal" fo:font-weight="normal" loext:padding="0cm" loext:border="none"/>
    </style:style>
    <style:style style:name="P2" style:family="paragraph" style:parent-style-name="Preformatted_20_Text">
      <style:paragraph-properties fo:margin-left="0cm" fo:margin-right="0cm" fo:margin-top="0cm" fo:margin-bottom="0.198cm" loext:contextual-spacing="false" fo:line-height="143%" fo:orphans="2" fo:widows="2" fo:text-indent="0cm" style:auto-text-indent="false" fo:padding="0cm" fo:border="none"/>
      <style:text-properties fo:font-variant="normal" fo:text-transform="none" fo:color="#505763" style:font-name="Monaco" fo:font-size="6.69999980926514pt" fo:letter-spacing="normal" fo:font-style="normal" fo:font-weight="normal" loext:padding="0cm" loext:border="none"/>
    </style:style>
    <style:style style:name="P3" style:family="paragraph" style:parent-style-name="Preformatted_20_Text">
      <style:paragraph-properties fo:margin-left="0cm" fo:margin-right="0cm" fo:margin-top="0cm" fo:margin-bottom="0.198cm" loext:contextual-spacing="false" fo:line-height="143%" fo:orphans="2" fo:widows="2" fo:text-indent="0cm" style:auto-text-indent="false" fo:padding="0cm" fo:border="none"/>
      <style:text-properties fo:font-variant="normal" fo:text-transform="none" fo:color="#505763" style:font-name="Monaco" fo:font-size="6.69999980926514pt" fo:letter-spacing="normal" fo:font-style="normal" fo:font-weight="normal" officeooo:paragraph-rsid="000f9e08" loext:padding="0cm" loext:border="none"/>
    </style:style>
    <style:style style:name="P4" style:family="paragraph" style:parent-style-name="Standard">
      <style:paragraph-properties fo:margin-left="0cm" fo:margin-right="0cm" fo:margin-top="0cm" fo:margin-bottom="0.473cm" loext:contextual-spacing="false" fo:line-height="128%" fo:orphans="2" fo:widows="2" fo:text-indent="0cm" style:auto-text-indent="false"/>
      <style:text-properties fo:font-variant="normal" fo:text-transform="none" fo:color="#29303b" style:font-name="Roboto" fo:font-size="20.1000003814697pt" fo:letter-spacing="normal" fo:font-style="normal" fo:font-weight="normal"/>
    </style:style>
    <style:style style:name="P5" style:family="paragraph" style:parent-style-name="Text_20_body">
      <style:paragraph-properties fo:margin-left="0cm" fo:margin-right="0cm" fo:margin-top="0cm" fo:margin-bottom="0.393cm" loext:contextual-spacing="false" fo:orphans="2" fo:widows="2" fo:text-indent="0cm" style:auto-text-indent="false"/>
      <style:text-properties fo:font-variant="normal" fo:text-transform="none" fo:color="#29303b" style:font-name="Roboto" fo:font-size="10.0500001907349pt" fo:letter-spacing="normal" fo:font-style="normal" fo:font-weight="normal" loext:padding="0cm" loext:border="none"/>
    </style:style>
    <style:style style:name="P6" style:family="paragraph" style:parent-style-name="Text_20_body">
      <style:paragraph-properties fo:margin-left="0cm" fo:margin-right="0cm" fo:margin-top="0cm" fo:margin-bottom="0.393cm" loext:contextual-spacing="false" fo:orphans="2" fo:widows="2" fo:text-indent="0cm" style:auto-text-indent="false"/>
    </style:style>
    <style:style style:name="T1" style:family="text">
      <style:text-properties fo:color="#29303b"/>
    </style:style>
    <style:style style:name="T2" style:family="text">
      <style:text-properties fo:font-variant="normal" fo:text-transform="none" fo:color="#29303b" style:font-name="Roboto" fo:font-size="10.0500001907349pt" fo:letter-spacing="normal" fo:font-style="normal" fo:font-weight="normal" loext:padding="0cm" loext:border="none"/>
    </style:style>
    <style:style style:name="T3" style:family="text">
      <style:text-properties fo:font-variant="normal" fo:text-transform="none" fo:color="#29303b" style:font-name="Roboto" fo:font-size="10.0500001907349pt" fo:letter-spacing="normal" fo:font-style="normal" fo:font-weight="bold" loext:padding="0cm" loext:border="none"/>
    </style:style>
    <style:style style:name="T4" style:family="text">
      <style:text-properties fo:font-variant="normal" fo:text-transform="none" fo:color="#007791" style:text-line-through-style="none" style:text-line-through-type="none" style:font-name="Roboto" fo:font-size="10.0500001907349pt" fo:letter-spacing="normal" fo:font-style="normal" style:text-underline-style="none" fo:font-weight="normal" style:text-blinking="false" fo:background-color="transparent" loext:char-shading-value="0" loext:padding="0cm" loext:border="none"/>
    </style:style>
    <style:style style:name="T5" style:family="text">
      <style:text-properties fo:font-variant="normal" fo:text-transform="none" fo:color="#ec5252" style:font-name="sfmono-regular" fo:font-size="8.94999980926514pt" fo:letter-spacing="normal" fo:font-style="normal" fo:font-weight="normal" fo:background-color="#f2f3f5" loext:char-shading-value="0" loext:padding-left="0.079cm" loext:padding-right="0cm" loext:padding-top="0.049cm" loext:padding-bottom="0.049cm" loext:border-left="0.06pt solid #dedfe0" loext:border-right="none" loext:border-top="0.06pt solid #dedfe0" loext:border-bottom="0.06pt solid #dedfe0"/>
    </style:style>
    <style:style style:name="T6" style:family="text">
      <style:text-properties fo:color="#b35a1b"/>
    </style:style>
    <style:style style:name="T7" style:family="text">
      <style:text-properties fo:color="#cacbcc"/>
    </style:style>
    <style:style style:name="T8" style:family="text">
      <style:text-properties fo:color="#46c2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mmutable Update Patterns</text:p>
      <text:p text:style-name="P6"><text:span text:style-name="T2">Immutable Update Patterns on reduxjs.org: </text:span><text:a xlink:type="simple" xlink:href="https://redux.js.org/recipes/structuring-reducers/immutable-update-patterns/" office:target-frame-name="_blank" xlink:show="new" text:style-name="Internet_20_link" text:visited-style-name="Visited_20_Internet_20_Link"><text:span text:style-name="T4">https://redux.js.org/recipes/structuring-reducers/immutable-update-patterns/</text:span></text:a></text:p>
      <text:h text:style-name="P1" text:outline-level="4">Updating Nested Objects</text:h>
      <text:p text:style-name="P6"><text:span text:style-name="T2">The key to updating nested data is </text:span><text:span text:style-name="Strong_20_Emphasis"><text:span text:style-name="T3">that </text:span></text:span><text:span text:style-name="Strong_20_Emphasis"><text:span text:style-name="Emphasis"><text:span text:style-name="T3">every</text:span></text:span></text:span><text:span text:style-name="Strong_20_Emphasis"><text:span text:style-name="T3"> level of nesting must be copied and updated appropriately</text:span></text:span><text:span text:style-name="T2">. This is often a difficult concept for those learning Redux, and there are some specific problems that frequently occur when trying to update nested objects. These lead to accidental direct mutation, and should be avoided.</text:span></text:p>
      <text:h text:style-name="P1" text:outline-level="4">Common Mistake #1: New variables that point to the same objects</text:h>
      <text:p text:style-name="P6"><text:span text:style-name="T2">Defining a new variable does </text:span><text:span text:style-name="Emphasis"><text:span text:style-name="T2">not</text:span></text:span><text:span text:style-name="T2"> create a new actual object - it only creates another reference to the same object. An example of this error would be:</text:span></text:p>
      <text:p text:style-name="P3"><text:span text:style-name="T6">function</text:span><text:span text:style-name="T1"> updateNestedState(state, action) {</text:span></text:p>
      <text:p text:style-name="P3"><text:span text:style-name="T1"><text:s text:c="4"/></text:span><text:span text:style-name="T6">let</text:span><text:span text:style-name="T1"> nestedState = state.nestedState; <text:s text:c="3"/></text:span><text:span text:style-name="T7">// ERROR: this directly modifies the existing object reference - don't do this!</text:span><text:span text:style-name="T1"> <text:s text:c="3"/></text:span></text:p>
      <text:p text:style-name="P3"><text:span text:style-name="T1">nestedState.nestedField = action.data;  </text:span></text:p>
      <text:p text:style-name="P3"><text:span text:style-name="T1"><text:s text:c="3"/></text:span><text:span text:style-name="T6">return</text:span><text:span text:style-name="T1"> { </text:span></text:p>
      <text:p text:style-name="P3"><text:span text:style-name="T1"><text:s text:c="6"/>...state, </text:span></text:p>
      <text:p text:style-name="P3"><text:span text:style-name="T1"><text:s text:c="7"/>nestedState</text:span></text:p>
      <text:p text:style-name="P3"><text:span text:style-name="T1"><text:s text:c="4"/>};</text:span></text:p>
      <text:p text:style-name="P3"><text:span text:style-name="T1">}</text:span></text:p>
      <text:p text:style-name="P6"><text:span text:style-name="T2">This function does correctly return a shallow copy of the top-level state object, but because the </text:span><text:span text:style-name="Source_20_Text"><text:span text:style-name="T5">nestedState</text:span></text:span><text:span text:style-name="T2"> variable was still pointing at the existing object, the state was directly mutated.</text:span></text:p>
      <text:h text:style-name="P1" text:outline-level="4">Common Mistake #2: Only making a shallow copy of one level</text:h>
      <text:p text:style-name="P5">Another common version of this error looks like this:</text:p>
      <text:p text:style-name="P3"><text:span text:style-name="T6">function</text:span><text:span text:style-name="T1"> updateNestedState(state, action) { <text:s text:c="3"/></text:span><text:span text:style-name="T7">// Problem: this only does a shallow copy!</text:span><text:span text:style-name="T1"> <text:s text:c="3"/></text:span></text:p>
      <text:p text:style-name="P3"><text:span text:style-name="T6">let</text:span><text:span text:style-name="T1"> newState = {...state};  <text:s text:c="3"/></text:span><text:span text:style-name="T7">// ERROR: nestedState is still the same object!</text:span><text:span text:style-name="T1"> <text:s text:c="3"/></text:span></text:p>
      <text:p text:style-name="P3"><text:span text:style-name="T1">newState.nestedState.nestedField = action.data;  <text:s text:c="3"/></text:span></text:p>
      <text:p text:style-name="P3"><text:span text:style-name="T6">return</text:span><text:span text:style-name="T1"> newState;</text:span></text:p>
      <text:p text:style-name="P3"><text:span text:style-name="T1">}</text:span></text:p>
      <text:p text:style-name="P6"><text:span text:style-name="T2">Doing a shallow copy of the top level is </text:span><text:span text:style-name="Emphasis"><text:span text:style-name="T2">not</text:span></text:span><text:span text:style-name="T2"> sufficient - the </text:span><text:span text:style-name="Source_20_Text"><text:span text:style-name="T5">nestedState</text:span></text:span><text:span text:style-name="T2"> object should be copied as well.</text:span></text:p>
      <text:h text:style-name="P1" text:outline-level="4">Correct Approach: Copying All Levels of Nested Data</text:h>
      <text:p text:style-name="P6"><text:span text:style-name="T2">Unfortunately, the process of correctly applying immutable updates to deeply nested state can easily become verbose and hard to read. Here's what an example of updating </text:span><text:span text:style-name="Source_20_Text"><text:span text:style-name="T5">state.first.second[someId].fourth</text:span></text:span><text:span text:style-name="T2"> might look like:</text:span></text:p>
      <text:p text:style-name="P3"><text:span text:style-name="T6">function</text:span><text:span text:style-name="T1"> updateVeryNestedField(state, action) {</text:span></text:p>
      <text:p text:style-name="P3"><text:span text:style-name="T1"><text:s text:c="4"/></text:span><text:span text:style-name="T6">return</text:span><text:span text:style-name="T1"> { <text:s text:c="7"/></text:span></text:p>
      <text:p text:style-name="P3"><text:span text:style-name="T1">...state,</text:span></text:p>
      <text:p text:style-name="P3"><text:span text:style-name="T1"><text:s text:c="8"/>first : { <text:s text:c="11"/></text:span></text:p>
      <text:p text:style-name="P3"><text:soft-page-break/><text:span text:style-name="T1">...state.first, </text:span></text:p>
      <text:p text:style-name="P3"><text:span text:style-name="T1"><text:s text:c="11"/>second : { <text:s text:c="15"/></text:span></text:p>
      <text:p text:style-name="P3"><text:span text:style-name="T1">...state.first.second, <text:s text:c="15"/></text:span></text:p>
      <text:p text:style-name="P3"><text:span text:style-name="T1">[action.someId] : { <text:s text:c="19"/></text:span></text:p>
      <text:p text:style-name="P3"><text:span text:style-name="T1">...state.first.second[action.someId], <text:s text:c="19"/></text:span></text:p>
      <text:p text:style-name="P3"><text:span text:style-name="T1">fourth : action.someValue <text:s text:c="15"/></text:span></text:p>
      <text:p text:style-name="P3"><text:span text:style-name="T1">} <text:s text:c="11"/></text:span></text:p>
      <text:p text:style-name="P3"><text:span text:style-name="T1">} <text:s text:c="7"/></text:span></text:p>
      <text:p text:style-name="P3"><text:span text:style-name="T1">} <text:s text:c="3"/></text:span></text:p>
      <text:p text:style-name="P3"><text:span text:style-name="T1">}}</text:span></text:p>
      <text:p text:style-name="P5">Obviously, each layer of nesting makes this harder to read, and gives more chances to make mistakes. This is one of several reasons why you are encouraged to keep your state flattened, and compose reducers as much as possible.</text:p>
      <text:h text:style-name="P1" text:outline-level="4">Inserting and Removing Items in Arrays</text:h>
      <text:p text:style-name="P6"><text:span text:style-name="T2">Normally, a Javascript array's contents are modified using mutative functions like </text:span><text:span text:style-name="Source_20_Text"><text:span text:style-name="T5">push</text:span></text:span><text:span text:style-name="T2">, </text:span><text:span text:style-name="Source_20_Text"><text:span text:style-name="T5">unshift</text:span></text:span><text:span text:style-name="T2">, and </text:span><text:span text:style-name="Source_20_Text"><text:span text:style-name="T5">splice</text:span></text:span><text:span text:style-name="T2">. Since we don't want to mutate state directly in reducers, those should normally be avoided. Because of that, you might see "insert" or "remove" behavior written like this:</text:span></text:p>
      <text:p text:style-name="P3"><text:span text:style-name="T6">function</text:span><text:span text:style-name="T1"> insertItem(array, action) {</text:span></text:p>
      <text:p text:style-name="P3"><text:span text:style-name="T1"><text:s text:c="4"/></text:span><text:span text:style-name="T6">return</text:span><text:span text:style-name="T1"> [ <text:s text:c="7"/></text:span></text:p>
      <text:p text:style-name="P3"><text:span text:style-name="T1">...array.slice(0, action.index), <text:s text:c="7"/></text:span></text:p>
      <text:p text:style-name="P3"><text:span text:style-name="T1">action.item, <text:s text:c="7"/></text:span></text:p>
      <text:p text:style-name="P3"><text:span text:style-name="T1">...array.slice(action.index) <text:s text:c="3"/></text:span></text:p>
      <text:p text:style-name="P3"><text:span text:style-name="T1">]</text:span></text:p>
      <text:p text:style-name="P3"><text:span text:style-name="T1">} </text:span></text:p>
      <text:p text:style-name="P3"><text:span text:style-name="T1"/></text:p>
      <text:p text:style-name="P3"><text:span text:style-name="T6">function</text:span><text:span text:style-name="T1"> removeItem(array, action) {</text:span></text:p>
      <text:p text:style-name="P3"><text:span text:style-name="T1"><text:s text:c="4"/></text:span><text:span text:style-name="T6">return</text:span><text:span text:style-name="T1"> [</text:span></text:p>
      <text:p text:style-name="P3"><text:span text:style-name="T1">...array.slice(0, action.index), <text:s text:c="7"/></text:span></text:p>
      <text:p text:style-name="P3"><text:span text:style-name="T1">...array.slice(action.index + 1) <text:s text:c="3"/></text:span></text:p>
      <text:p text:style-name="P3"><text:span text:style-name="T1">];</text:span></text:p>
      <text:p text:style-name="P3"><text:span text:style-name="T1">}</text:span></text:p>
      <text:p text:style-name="P6"><text:span text:style-name="T2">However, remember that the key is that the </text:span><text:span text:style-name="Emphasis"><text:span text:style-name="T2">original in-memory reference</text:span></text:span><text:span text:style-name="T2"> is not modified. </text:span><text:span text:style-name="Strong_20_Emphasis"><text:span text:style-name="T3">As long as we make a copy first, we can safely mutate the copy</text:span></text:span><text:span text:style-name="T2">. Note that this is true for both arrays and objects, but nested values still must be updated using the same rules.</text:span></text:p>
      <text:p text:style-name="P5">This means that we could also write the insert and remove functions like this:</text:p>
      <text:p text:style-name="P2"><text:span text:style-name="T6">function</text:span><text:span text:style-name="T1"> insertItem(array, action) { <text:s text:c="3"/></text:span><text:span text:style-name="T6">let</text:span><text:span text:style-name="T1"> newArray = array.slice(); <text:s text:c="3"/>newArray.splice(action.index, 0, action.item); <text:s text:c="3"/></text:span><text:span text:style-name="T6">return</text:span><text:span text:style-name="T1"> newArray;} </text:span><text:span text:style-name="T6">function</text:span><text:span text:style-name="T1"> removeItem(array, action) { <text:s text:c="3"/></text:span><text:span text:style-name="T6">let</text:span><text:span text:style-name="T1"> newArray = array.slice(); <text:s text:c="3"/>newArray.splice(action.index, 1); <text:s text:c="3"/></text:span><text:span text:style-name="T6">return</text:span><text:span text:style-name="T1"> newArray;}</text:span></text:p>
      <text:p text:style-name="P5">The remove function could also be implemented as:</text:p>
      <text:p text:style-name="P2"><text:span text:style-name="T6">function</text:span><text:span text:style-name="T1"> removeItem(array, action) { <text:s text:c="3"/></text:span><text:span text:style-name="T6">return</text:span><text:span text:style-name="T1"> array.filter( (item, index) =&gt; index !== action.index);}</text:span></text:p>
      <text:h text:style-name="P1" text:outline-level="4"><text:soft-page-break/>Updating an Item in an Array</text:h>
      <text:p text:style-name="P6"><text:span text:style-name="T2">Updating one item in an array can be accomplished by using </text:span><text:span text:style-name="Source_20_Text"><text:span text:style-name="T5">Array.map</text:span></text:span><text:span text:style-name="T2">, returning a new value for the item we want to update, and returning the existing values for all other items:</text:span></text:p>
      <text:p text:style-name="P2"><text:span text:style-name="T6">function</text:span><text:span text:style-name="T1"> updateObjectInArray(array, action) { <text:s text:c="3"/></text:span><text:span text:style-name="T6">return</text:span><text:span text:style-name="T1"> array.map( (item, index) =&gt; { <text:s text:c="7"/></text:span><text:span text:style-name="T6">if</text:span><text:span text:style-name="T1">(index !== action.index) { <text:s text:c="11"/></text:span><text:span text:style-name="T7">// This isn't the item we care about - keep it as-is</text:span><text:span text:style-name="T1"> <text:s text:c="11"/></text:span><text:span text:style-name="T6">return</text:span><text:span text:style-name="T1"> item; <text:s text:c="7"/>}  <text:s text:c="7"/></text:span><text:span text:style-name="T7">// Otherwise, this is the one we want - return an updated value</text:span><text:span text:style-name="T1"> <text:s text:c="7"/></text:span><text:span text:style-name="T6">return</text:span><text:span text:style-name="T1"> { <text:s text:c="11"/>...item, <text:s text:c="11"/>...action.item <text:s text:c="7"/>}; <text:s text:c="7"/>});}</text:span></text:p>
      <text:h text:style-name="P1" text:outline-level="4">Immutable Update Utility Libraries</text:h>
      <text:p text:style-name="P6"><text:span text:style-name="T2">Because writing immutable update code can become tedious, there are a number of utility libraries that try to abstract out the process. These libraries vary in APIs and usage, but all try to provide a shorter and more succinct way of writing these updates. Some, like </text:span><text:a xlink:type="simple" xlink:href="https://github.com/debitoor/dot-prop-immutable" office:target-frame-name="_blank" xlink:show="new" text:style-name="Internet_20_link" text:visited-style-name="Visited_20_Internet_20_Link"><text:span text:style-name="T4">dot-prop-immutable</text:span></text:a><text:span text:style-name="T2">, take string paths for commands:</text:span></text:p>
      <text:p text:style-name="P2"><text:span text:style-name="T1">state = dotProp.</text:span><text:span text:style-name="T6">set</text:span><text:span text:style-name="T1">(state, </text:span><text:span text:style-name="T8">`todos.${index}.complete`</text:span><text:span text:style-name="T1">, </text:span><text:span text:style-name="T6">true</text:span><text:span text:style-name="T1">)</text:span></text:p>
      <text:p text:style-name="P6"><text:span text:style-name="T2">Others, like </text:span><text:a xlink:type="simple" xlink:href="https://github.com/kolodny/immutability-helper" office:target-frame-name="_blank" xlink:show="new" text:style-name="Internet_20_link" text:visited-style-name="Visited_20_Internet_20_Link"><text:span text:style-name="T4">immutability-helper</text:span></text:a><text:span text:style-name="T2"> (a fork of the now-deprecated React Immutability Helpers addon), use nested values and helper functions:</text:span></text:p>
      <text:p text:style-name="P3"><text:span text:style-name="T6">var</text:span><text:span text:style-name="T1"> collection = [1, 2, {a: [12, 17, 15]}];</text:span></text:p>
      <text:p text:style-name="P3"><text:span text:style-name="T6">var</text:span><text:span text:style-name="T1"> newCollection = update(collection, {2: {a: {$splice: [[1, 1, 13, 14]]}}});</text:span></text:p>
      <text:p text:style-name="P5">They can provide a useful alternative to writing manual immutable update logic.</text:p>
      <text:p text:style-name="P6"><text:a xlink:type="simple" xlink:href="https://github.com/markerikson/redux-ecosystem-links/blob/master/immutable-data.md#immutable-update-utilities" office:target-frame-name="_blank" xlink:show="new" text:style-name="Internet_20_link" text:visited-style-name="Visited_20_Internet_20_Link"><text:span text:style-name="T4">Immutable Data#Immutable Update Utilities</text:span></text:a><text:span text:style-name="T2"> section of the </text:span><text:a xlink:type="simple" xlink:href="https://github.com/markerikson/redux-ecosystem-links" office:target-frame-name="_blank" xlink:show="new" text:style-name="Internet_20_link" text:visited-style-name="Visited_20_Internet_20_Link"><text:span text:style-name="T4">Redux Addons Catalog</text:span></text:a><text:span text:style-name="T2">.</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Roboto" svg:font-family="Roboto, 'segoe ui', Helvetica, Arial, sans-serif, 'apple color emoji', 'segoe ui emoji', 'segoe ui symbol'" style:font-charset="x-symbol"/>
    <style:font-face style:name="Monaco" svg:font-family="Monaco, Menlo, 'ubuntu mono', Consolas, source-code-pro, monospace, 'courier new'"/>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18T01:57:41.220011764</meta:creation-date>
    <dc:date>2020-05-18T02:02:44.423251987</dc:date>
    <meta:editing-duration>PT5M10S</meta:editing-duration>
    <meta:editing-cycles>1</meta:editing-cycles>
    <meta:document-statistic meta:table-count="0" meta:image-count="0" meta:object-count="0" meta:page-count="3" meta:paragraph-count="71" meta:word-count="726" meta:character-count="5248" meta:non-whitespace-character-count="4222"/>
    <meta:generator>LibreOffice/6.3.0.4$MacOSX_X86_64 LibreOffice_project/057fc023c990d676a43019934386b85b21a9ee99</meta:generator>
  </office:meta>
</office:document-meta>
</file>